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swiss"/>
    <style:font-face style:name="Century Gothic1" svg:font-family="'Century Gothic'" style:font-family-generic="swiss" style:font-pitch="variable"/>
    <style:font-face style:name="Liberation Serif" svg:font-family="'Liberation Serif'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writing-mode="lr-tb"/>
      <style:text-properties style:font-name="Century Gothic1" fo:language="ca" fo:country="ES" officeooo:rsid="001b8bba" officeooo:paragraph-rsid="001cedd5"/>
    </style:style>
    <style:style style:name="P2" style:family="paragraph" style:parent-style-name="Standard">
      <style:paragraph-properties style:writing-mode="lr-tb"/>
      <style:text-properties style:font-name="Century Gothic1" fo:language="ca" fo:country="ES" officeooo:rsid="00249917" officeooo:paragraph-rsid="00249917"/>
    </style:style>
    <style:style style:name="P3" style:family="paragraph" style:parent-style-name="Standard">
      <style:paragraph-properties style:writing-mode="lr-tb"/>
      <style:text-properties style:font-name="Century Gothic1" fo:language="ca" fo:country="ES" officeooo:rsid="00244550" officeooo:paragraph-rsid="00244550"/>
    </style:style>
    <style:style style:name="P4" style:family="paragraph" style:parent-style-name="Standard">
      <style:paragraph-properties style:writing-mode="lr-tb"/>
      <style:text-properties style:font-name="Century Gothic1" fo:language="ca" fo:country="ES" officeooo:rsid="001b8bba" officeooo:paragraph-rsid="00244550"/>
    </style:style>
    <style:style style:name="T1" style:family="text">
      <style:text-properties officeooo:rsid="00244550"/>
    </style:style>
    <style:style style:name="T2" style:family="text">
      <style:text-properties officeooo:rsid="002499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la qual l’IES Joan Ramis i Ramis sol·licita una comanda de 2 Multifuncions a l’empresa Xerox de Menorca.</text:p>
      <text:p text:style-name="P1"/>
      <text:p text:style-name="P2">IES Joan Ramis i Ramis</text:p>
      <text:p text:style-name="P3"/>
      <text:p text:style-name="P3">Sr. RAFAEL TRUJILLANO GONZALEZ </text:p>
      <text:p text:style-name="P4"><text:span text:style-name="T1">Personal Xerox Menorca</text:span></text:p>
      <text:p text:style-name="P3">Calle Maria Lluisa Serra 87 A C.P. 07703 MAHON MENORCA </text:p>
      <text:p text:style-name="P3"/>
      <text:p text:style-name="P3">Senyor,</text:p>
      <text:p text:style-name="P3">Recentment vam sentir <text:span text:style-name="T2">parlar sobre la seva empressa, i estariem interesats en fer una comanda de 2 Multifuncions.</text:span></text:p>
      <text:p text:style-name="P3"/>
      <text:p text:style-name="P3">Mentre esperam la recepció de la nostra comanda, us saludam ben atentament.</text:p>
      <text:p text:style-name="P3"/>
      <text:p text:style-name="P2">Pere Gomila Cuevas</text:p>
      <text:p text:style-name="P2">Alumnte de l’institut IES Joan Ramis</text:p>
      <text:p text:style-name="P2">Mao, 29/10/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swiss"/>
    <style:font-face style:name="Century Gothic1" svg:font-family="'Century Gothic'" style:font-family-generic="swiss" style:font-pitch="variable"/>
    <style:font-face style:name="Liberation Serif" svg:font-family="'Liberation Serif'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entury Gothic" fo:font-family="'Century Gothic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entury Gothic" fo:font-family="'Century Gothic'" style:font-family-generic="swiss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8:11:53.313535685</meta:creation-date>
    <dc:date>2024-10-29T09:45:23.811474965</dc:date>
    <meta:editing-duration>PT19M38S</meta:editing-duration>
    <meta:editing-cycles>4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11" meta:word-count="83" meta:character-count="499" meta:non-whitespace-character-count="425"/>
  </office:meta>
</office:document-meta>
</file>